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Segoe Print" svg:font-family="'Segoe Print'"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Segoe Print" fo:font-weight="bold" style:font-weight-asian="bold" style:font-weight-complex="bold"/>
    </style:style>
    <style:style style:name="P2" style:family="paragraph" style:parent-style-name="Standard" style:list-style-name="L1">
      <style:text-properties style:font-name="Segoe Print" fo:font-weight="bold" style:font-weight-asian="bold" style:font-weight-complex="bold"/>
    </style:style>
    <style:style style:name="P3" style:family="paragraph" style:parent-style-name="Standard" style:list-style-name="L1">
      <style:text-properties style:font-name="Segoe Print" style:text-underline-style="none" fo:font-weight="bold" fo:background-color="#ffffff" style:font-weight-asian="bold" style:font-weight-complex="bold"/>
    </style:style>
    <style:style style:name="P4" style:family="paragraph" style:parent-style-name="Standard" style:list-style-name="L1">
      <style:text-properties style:font-name="Segoe Print" style:text-underline-style="solid" style:text-underline-width="auto" style:text-underline-color="font-color" fo:font-weight="bold" fo:background-color="#66ff66" style:font-weight-asian="bold" style:font-weight-complex="bold"/>
    </style:style>
    <style:style style:name="T1" style:family="text">
      <style:text-properties fo:font-style="normal" style:text-underline-style="solid" style:text-underline-width="auto" style:text-underline-color="font-color" fo:background-color="#66ff66" style:font-style-asian="normal"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background-color="#66ff66"/>
    </style:style>
    <style:style style:name="T4" style:family="text">
      <style:text-properties fo:background-color="#66ff66"/>
    </style:style>
    <style:style style:name="T5" style:family="text">
      <style:text-properties fo:color="#800000" style:text-underline-style="solid" style:text-underline-width="auto" style:text-underline-color="font-color" fo:background-color="#66ff6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to program 4</text:p>
      <text:list xml:id="list2330467926960938038" text:style-name="L1">
        <text:list-item>
          <text:p text:style-name="P2">THIS IS MY <text:span text:style-name="T5">MENTAL MARTIAL-ART</text:span> (MMA__2)</text:p>
        </text:list-item>
        <text:list-item>
          <text:p text:style-name="P2">PROGRAMING IS THE ART OF <text:span text:style-name="T1">THINKING LOGICALLY</text:span> IN STEPS, WHILE KEEPING IN MIND THE BIG SCHEME OF A PROGRAM TO MAKE THE MOST <text:span text:style-name="T3">EFFICENT MACHINE</text:span> POSSIBLE WITH AS LITTLE CODE AS POSSIBLE IN THE <text:span text:style-name="T3">CLEANEST</text:span> FASHION POSSIBLE. <text:span text:style-name="T3">TRADE OFFS, BALANCE.</text:span></text:p>
        </text:list-item>
        <text:list-item>
          <text:p text:style-name="P2">PROGRAMMIG IS THE ART OF THIKNIG LOGICALLY, FINDING NEW <text:span text:style-name="T3">TOOLS (APIS, LANGAUGES, FRAMEWOKRS, NUGETS)</text:span> LEARNING THEM QUICKLY BY READING THE <text:span text:style-name="T3">SUMMARY</text:span> AND LOOKING AT <text:span text:style-name="T3">FUNCITON PARAMETERS,RETURN TYPE</text:span></text:p>
        </text:list-item>
        <text:list-item>
          <text:p text:style-name="P3">PROGRAMMING IS A <text:span text:style-name="T3">MENTAL ART</text:span>. I WILL <text:span text:style-name="T3">CONTROL MY EMOTIONS</text:span>, I WILL NOT GET <text:span text:style-name="T3">DESPERATE</text:span> AND <text:span text:style-name="T4">"</text:span><text:span text:style-name="T3">HAZE READ</text:span><text:span text:style-name="T4">".</text:span> IT JUST IS. YOU HAVE TO WALK THE PATH TO GET TO THE TOP OF THE MOUNTAIN</text:p>
        </text:list-item>
        <text:list-item>
          <text:p text:style-name="P2">PROGRAMMING IS THE ART OF QUICKLY LEARNING DATA TYPES, FUNCTIONS, SYNTAX AND LANGAUGE SPECIFIC STRUCUTRES. THE BEST WAY TO DO THIS IS TO <text:span text:style-name="T3">"REVERSE ENGINEER"</text:span> AND <text:span text:style-name="T3">"BREAKDOWN"</text:span> WORKING CODE.</text:p>
        </text:list-item>
        <text:list-item>
          <text:p text:style-name="P2">PROGRAMMING IS A <text:s/>MENTAL <text:span text:style-name="T3">SWITCHBLADE ART OF "JUST THIS" AND THEN "EVERYTHING"</text:span> LATER. PROGRAMMING IS A SWITCHBLADE OF THE MIND.</text:p>
        </text:list-item>
        <text:list-item>
          <text:p text:style-name="P2">YOU HAVE TO TEST <text:span text:style-name="T2">YOURSELF.</text:span> <text:span text:style-name="T3">STREGHTEN THOSE NUERAL PATHWAYS</text:span>. FORCE THAT BRAIN TO ENGRAVE THOSE PATHWAYS THREW DOING WITHOUT HELP</text:p>
        </text:list-item>
        <text:list-item>
          <text:p text:style-name="P2">NEVER FORGET THE <text:span text:style-name="T3">VISUAL BEAUTY OF CODE</text:span>, THE <text:span text:style-name="T3">SATISFACTION OF AUTOCOMPLETE</text:span>, <text:span text:style-name="T3">CODE BLOCKS</text:span> AND COLORS.</text:p>
        </text:list-item>
        <text:list-item>
          <text:p text:style-name="P4">DON'T BE AFRAID. COMMIT TO CODE. PUNCH, STRIKE. </text:p>
        </text:list-item>
        <text:list-item>
          <text:p text:style-name="P2">BE IN THIS <text:span text:style-name="T3">CODING MOMENT</text:span>. FULL BRAIN POWER. HERE NOW THAT <text:span text:style-name="T4">"FELLING OF MENTAL AQUITY AND FOCUS"</text:span> OF ZEN.</text:p>
        </text:list-item>
        <text:list-item>
          <text:p text:style-name="P2"><text:span text:style-name="T3">KNOW</text:span> HOW YOUR <text:span text:style-name="T3">SHIT WORKS</text:span>, KNOW WHAT YOUR SHIT <text:span text:style-name="T3">RETURNS</text:span>, KNOW WHAT YOUR SHIT TAKES. <text:span text:style-name="T3">RTFM</text:span> AVOID WASTED TIME DEBUGGING.</text:p>
        </text:list-item>
        <text:list-item>
          <text:p text:style-name="P2">I AM ELI. AND I DON'T SUBSCRIBE TO DESPAIR,SORROW,SADNESS, HOPELESSNESS, SELF-PITY,DOUBT OR <text:soft-page-break/>FEAR</text:p>
        </text:list-item>
        <text:list-item>
          <text:p text:style-name="P2">THE BEST WAY TO PROGRAM IS JUST TO PROGRAM. MAKE SOMETHING. MAKE SOMETHING THAT DOES SOMETHING. YOU WILL BE LOST SOMETIMES. THERE WILL BE ALLOT TO LEARN AND ALLOT YOU DON'T KNOW. BUT THROUGH THIS PROCESS YOU LEARN IN THE BEST WAY POSSBILE. YOU LEARN WITH "MEANING","PURPOSE","REALITY" AND "CONTEXT".</text:p>
        </text:list-item>
        <text:list-item>
          <text:p text:style-name="P2">Control your expectations</text:p>
        </text:list-item>
        <text:list-item>
          <text:p text:style-name="P2">A true programmer does not programm from memory but from conceptual understanding. Don't be a code monkey all the time. Think, invent.</text:p>
        </text:list-item>
        <text:list-item>
          <text:p text:style-name="P2">The haze, that coding haze and confusion to many things going on? no....syntax....my ability to seee and comprehend. dislexsia</text:p>
        </text:list-item>
        <text:list-item>
          <text:p text:style-name="P2">YOUR GANNA BE OK.</text:p>
        </text:list-item>
        <text:list-item>
          <text:p text:style-name="P2">API SUMMARY,function(parameters,return types,data types), logic. What am i doing, how do i do it(write it out, write its coding equivilant down). Then bring the "tools" into play. There just words that do something. Common action verbs. Load, get,sen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Segoe Print" svg:font-family="'Segoe Print'"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3H12M40S</meta:editing-duration>
    <meta:editing-cycles>12</meta:editing-cycles>
    <meta:generator>OpenOffice/4.1.7$Win32 OpenOffice.org_project/417m1$Build-9800</meta:generator>
    <dc:date>2020-08-25T20:15:45.55</dc:date>
    <dc:creator>Eli Lopez</dc:creator>
    <meta:document-statistic meta:table-count="0" meta:image-count="0" meta:object-count="0" meta:page-count="2" meta:paragraph-count="19" meta:word-count="409" meta:character-count="2442"/>
    <meta:user-defined meta:name="Info 1"/>
    <meta:user-defined meta:name="Info 2"/>
    <meta:user-defined meta:name="Info 3"/>
    <meta:user-defined meta:name="Info 4"/>
  </office:meta>
</office:document-meta>
</file>